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101cm" fo:margin-bottom="0.101cm" style:contextual-spacing="false" fo:text-align="justify" style:justify-single-word="false"/>
      <style:text-properties fo:font-weight="bold" officeooo:rsid="000bb512" officeooo:paragraph-rsid="000bb512" style:font-weight-asian="bold" style:font-weight-complex="bold"/>
    </style:style>
    <style:style style:name="P2" style:family="paragraph" style:parent-style-name="Standard">
      <style:paragraph-properties fo:margin-top="0.101cm" fo:margin-bottom="0.101cm" style:contextual-spacing="false" fo:text-align="justify" style:justify-single-word="false"/>
      <style:text-properties fo:font-weight="bold" officeooo:rsid="000bc690" officeooo:paragraph-rsid="000bc690" style:font-weight-asian="bold" style:font-weight-complex="bold"/>
    </style:style>
    <style:style style:name="P3" style:family="paragraph" style:parent-style-name="Standard">
      <style:paragraph-properties fo:margin-top="0.101cm" fo:margin-bottom="0.101cm" style:contextual-spacing="false" fo:text-align="justify" style:justify-single-word="false"/>
      <style:text-properties fo:font-weight="bold" officeooo:rsid="003f8b7d" officeooo:paragraph-rsid="003f8b7d" style:font-weight-asian="bold" style:font-weight-complex="bold"/>
    </style:style>
    <style:style style:name="P4" style:family="paragraph" style:parent-style-name="Standard">
      <style:paragraph-properties fo:margin-top="0.101cm" fo:margin-bottom="0.101cm" style:contextual-spacing="false" fo:text-align="justify" style:justify-single-word="false"/>
      <style:text-properties fo:font-weight="bold" officeooo:rsid="003fa8f2" officeooo:paragraph-rsid="003fa8f2" style:font-weight-asian="bold" style:font-weight-complex="bold"/>
    </style:style>
    <style:style style:name="P5" style:family="paragraph" style:parent-style-name="Standard">
      <style:paragraph-properties fo:margin-top="0.101cm" fo:margin-bottom="0.101cm" style:contextual-spacing="false" fo:text-align="justify" style:justify-single-word="false"/>
      <style:text-properties fo:font-weight="bold" officeooo:rsid="00404e74" officeooo:paragraph-rsid="00404e74" style:font-weight-asian="bold" style:font-weight-complex="bold"/>
    </style:style>
    <style:style style:name="P6" style:family="paragraph" style:parent-style-name="Standard">
      <style:paragraph-properties fo:margin-top="0.101cm" fo:margin-bottom="0.101cm" style:contextual-spacing="false" fo:text-align="justify" style:justify-single-word="false"/>
      <style:text-properties fo:font-weight="bold" officeooo:rsid="0040a99f" officeooo:paragraph-rsid="0040a99f" style:font-weight-asian="bold" style:font-weight-complex="bold"/>
    </style:style>
    <style:style style:name="P7" style:family="paragraph" style:parent-style-name="Standard">
      <style:paragraph-properties fo:margin-top="0.101cm" fo:margin-bottom="0.101cm" style:contextual-spacing="false" fo:text-align="justify" style:justify-single-word="false"/>
      <style:text-properties fo:font-weight="bold" officeooo:rsid="0041aba3" officeooo:paragraph-rsid="0041aba3" style:font-weight-asian="bold" style:font-weight-complex="bold"/>
    </style:style>
    <style:style style:name="P8" style:family="paragraph" style:parent-style-name="Standard">
      <style:paragraph-properties fo:margin-top="0.101cm" fo:margin-bottom="0.101cm" style:contextual-spacing="false" fo:text-align="justify" style:justify-single-word="false"/>
      <style:text-properties fo:font-weight="normal" officeooo:rsid="000bc690" officeooo:paragraph-rsid="000bc690" style:font-weight-asian="normal" style:font-weight-complex="normal"/>
    </style:style>
    <style:style style:name="P9" style:family="paragraph" style:parent-style-name="Standard">
      <style:paragraph-properties fo:margin-top="0.101cm" fo:margin-bottom="0.101cm" style:contextual-spacing="false" fo:text-align="justify" style:justify-single-word="false"/>
      <style:text-properties fo:font-weight="normal" officeooo:rsid="000bc690" officeooo:paragraph-rsid="000fbfc5" style:font-weight-asian="normal" style:font-weight-complex="normal"/>
    </style:style>
    <style:style style:name="P10" style:family="paragraph" style:parent-style-name="Standard">
      <style:paragraph-properties fo:margin-top="0.101cm" fo:margin-bottom="0.101cm" style:contextual-spacing="false" fo:text-align="justify" style:justify-single-word="false"/>
      <style:text-properties fo:font-weight="normal" officeooo:rsid="000bb512" officeooo:paragraph-rsid="000bb512" style:font-weight-asian="normal" style:font-weight-complex="normal"/>
    </style:style>
    <style:style style:name="P11" style:family="paragraph" style:parent-style-name="Standard">
      <style:paragraph-properties fo:margin-top="0.101cm" fo:margin-bottom="0.101cm" style:contextual-spacing="false" fo:text-align="justify" style:justify-single-word="false"/>
      <style:text-properties fo:font-weight="normal" officeooo:rsid="00113926" officeooo:paragraph-rsid="00113926" style:font-weight-asian="normal" style:font-weight-complex="normal"/>
    </style:style>
    <style:style style:name="P12" style:family="paragraph" style:parent-style-name="Standard">
      <style:paragraph-properties fo:margin-top="0.101cm" fo:margin-bottom="0.101cm" style:contextual-spacing="false" fo:text-align="justify" style:justify-single-word="false"/>
      <style:text-properties fo:font-weight="normal" officeooo:rsid="00113926" officeooo:paragraph-rsid="0017b7e3" style:font-weight-asian="normal" style:font-weight-complex="normal"/>
    </style:style>
    <style:style style:name="P13" style:family="paragraph" style:parent-style-name="Standard">
      <style:paragraph-properties fo:margin-top="0.101cm" fo:margin-bottom="0.101cm" style:contextual-spacing="false" fo:text-align="justify" style:justify-single-word="false"/>
      <style:text-properties fo:font-weight="normal" officeooo:rsid="00113926" officeooo:paragraph-rsid="001e86cd" style:font-weight-asian="normal" style:font-weight-complex="normal"/>
    </style:style>
    <style:style style:name="P14" style:family="paragraph" style:parent-style-name="Standard">
      <style:paragraph-properties fo:margin-top="0.101cm" fo:margin-bottom="0.101cm" style:contextual-spacing="false" fo:text-align="justify" style:justify-single-word="false"/>
      <style:text-properties fo:font-weight="normal" officeooo:rsid="00113926" officeooo:paragraph-rsid="0037b13f" style:font-weight-asian="normal" style:font-weight-complex="normal"/>
    </style:style>
    <style:style style:name="P15" style:family="paragraph" style:parent-style-name="Standard">
      <style:paragraph-properties fo:margin-top="0.101cm" fo:margin-bottom="0.101cm" style:contextual-spacing="false" fo:text-align="justify" style:justify-single-word="false"/>
      <style:text-properties fo:font-weight="normal" officeooo:rsid="00113926" officeooo:paragraph-rsid="003ce2bf" style:font-weight-asian="normal" style:font-weight-complex="normal"/>
    </style:style>
    <style:style style:name="P16" style:family="paragraph" style:parent-style-name="Standard">
      <style:paragraph-properties fo:margin-top="0.101cm" fo:margin-bottom="0.101cm" style:contextual-spacing="false" fo:text-align="justify" style:justify-single-word="false"/>
      <style:text-properties fo:font-weight="normal" officeooo:rsid="001b1d66" officeooo:paragraph-rsid="001b1d66" style:font-weight-asian="normal" style:font-weight-complex="normal"/>
    </style:style>
    <style:style style:name="P17" style:family="paragraph" style:parent-style-name="Standard">
      <style:paragraph-properties fo:margin-top="0.101cm" fo:margin-bottom="0.101cm" style:contextual-spacing="false" fo:text-align="justify" style:justify-single-word="false"/>
      <style:text-properties fo:font-weight="normal" officeooo:rsid="001c4221" officeooo:paragraph-rsid="001c4221" style:font-weight-asian="normal" style:font-weight-complex="normal"/>
    </style:style>
    <style:style style:name="P18" style:family="paragraph" style:parent-style-name="Standard">
      <style:paragraph-properties fo:margin-top="0.101cm" fo:margin-bottom="0.101cm" style:contextual-spacing="false" fo:text-align="justify" style:justify-single-word="false"/>
      <style:text-properties fo:font-weight="normal" officeooo:rsid="001cd17c" officeooo:paragraph-rsid="001cd17c" style:font-weight-asian="normal" style:font-weight-complex="normal"/>
    </style:style>
    <style:style style:name="P19" style:family="paragraph" style:parent-style-name="Standard">
      <style:paragraph-properties fo:margin-top="0.101cm" fo:margin-bottom="0.101cm" style:contextual-spacing="false" fo:text-align="justify" style:justify-single-word="false"/>
      <style:text-properties fo:font-weight="normal" officeooo:rsid="001e86cd" officeooo:paragraph-rsid="001e86cd" style:font-weight-asian="normal" style:font-weight-complex="normal"/>
    </style:style>
    <style:style style:name="P20" style:family="paragraph" style:parent-style-name="Standard">
      <style:paragraph-properties fo:margin-top="0.101cm" fo:margin-bottom="0.101cm" style:contextual-spacing="false" fo:text-align="justify" style:justify-single-word="false"/>
      <style:text-properties fo:font-weight="normal" officeooo:rsid="003dbb07" officeooo:paragraph-rsid="003dbb07" style:font-weight-asian="normal" style:font-weight-complex="normal"/>
    </style:style>
    <style:style style:name="P21" style:family="paragraph" style:parent-style-name="Standard">
      <style:paragraph-properties fo:margin-top="0.101cm" fo:margin-bottom="0.101cm" style:contextual-spacing="false" fo:text-align="justify" style:justify-single-word="false"/>
      <style:text-properties fo:font-weight="normal" officeooo:paragraph-rsid="0017b7e3"/>
    </style:style>
    <style:style style:name="P22" style:family="paragraph" style:parent-style-name="Standard">
      <style:paragraph-properties fo:margin-top="0.101cm" fo:margin-bottom="0.101cm" style:contextual-spacing="false" fo:text-align="justify" style:justify-single-word="false"/>
      <style:text-properties fo:font-weight="normal" officeooo:rsid="00245b46" officeooo:paragraph-rsid="00245b46"/>
    </style:style>
    <style:style style:name="P23" style:family="paragraph" style:parent-style-name="Standard">
      <style:paragraph-properties fo:margin-top="0.101cm" fo:margin-bottom="0.101cm" style:contextual-spacing="false" fo:text-align="justify" style:justify-single-word="false"/>
      <style:text-properties fo:font-weight="bold" officeooo:rsid="001e86cd" officeooo:paragraph-rsid="001e86cd" style:font-weight-asian="bold" style:font-weight-complex="bold"/>
    </style:style>
    <style:style style:name="P24" style:family="paragraph" style:parent-style-name="Standard">
      <style:paragraph-properties fo:margin-top="0.101cm" fo:margin-bottom="0.101cm" style:contextual-spacing="false" fo:text-align="justify" style:justify-single-word="false"/>
      <style:text-properties fo:font-weight="bold" officeooo:rsid="00113926" officeooo:paragraph-rsid="0017b7e3" style:font-weight-asian="bold" style:font-weight-complex="bold"/>
    </style:style>
    <style:style style:name="P25" style:family="paragraph" style:parent-style-name="Standard">
      <style:paragraph-properties fo:margin-top="0.101cm" fo:margin-bottom="0.101cm" style:contextual-spacing="false" fo:text-align="justify" style:justify-single-word="false"/>
      <style:text-properties fo:font-weight="bold" officeooo:rsid="001b1d66" officeooo:paragraph-rsid="001b1d66" style:font-weight-asian="bold" style:font-weight-complex="bold"/>
    </style:style>
    <style:style style:name="P26" style:family="paragraph" style:parent-style-name="Standard">
      <style:paragraph-properties fo:margin-top="0.101cm" fo:margin-bottom="0.101cm" style:contextual-spacing="false" fo:text-align="justify" style:justify-single-word="false"/>
      <style:text-properties fo:font-weight="bold" officeooo:rsid="001c4221" officeooo:paragraph-rsid="001c4221" style:font-weight-asian="bold" style:font-weight-complex="bold"/>
    </style:style>
    <style:style style:name="P27" style:family="paragraph" style:parent-style-name="Standard">
      <style:paragraph-properties fo:margin-top="0.101cm" fo:margin-bottom="0.101cm" style:contextual-spacing="false" fo:text-align="justify" style:justify-single-word="false"/>
      <style:text-properties fo:font-weight="bold" officeooo:rsid="0017b7e3" officeooo:paragraph-rsid="0017b7e3" style:font-weight-asian="bold" style:font-weight-complex="bold"/>
    </style:style>
    <style:style style:name="P28" style:family="paragraph" style:parent-style-name="Standard">
      <style:paragraph-properties fo:margin-top="0.101cm" fo:margin-bottom="0.101cm" style:contextual-spacing="false" fo:text-align="justify" style:justify-single-word="false"/>
      <style:text-properties fo:font-weight="bold" officeooo:rsid="001ff5ac" officeooo:paragraph-rsid="001ff5ac" style:font-weight-asian="bold" style:font-weight-complex="bold"/>
    </style:style>
    <style:style style:name="P29" style:family="paragraph" style:parent-style-name="Standard">
      <style:paragraph-properties fo:margin-top="0.101cm" fo:margin-bottom="0.101cm" style:contextual-spacing="false" fo:text-align="justify" style:justify-single-word="false"/>
      <style:text-properties fo:font-weight="bold" officeooo:rsid="0048b891" officeooo:paragraph-rsid="0048b891" style:font-weight-asian="bold" style:font-weight-complex="bold"/>
    </style:style>
    <style:style style:name="P30"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font-name="Liberation Serif" fo:font-size="12pt" fo:letter-spacing="normal" fo:font-style="normal" fo:font-weight="normal" officeooo:rsid="001e86cd" officeooo:paragraph-rsid="001e86cd" style:font-weight-asian="normal" style:font-weight-complex="normal"/>
    </style:style>
    <style:style style:name="P31" style:family="paragraph" style:parent-style-name="Standard">
      <style:paragraph-properties fo:margin-top="0.101cm" fo:margin-bottom="0.101cm" style:contextual-spacing="false" fo:text-align="justify" style:justify-single-word="false"/>
      <style:text-properties fo:color="#000000" loext:opacity="100%" style:font-name="Liberation Serif" fo:font-weight="bold" officeooo:rsid="00113926" officeooo:paragraph-rsid="0021d673" style:font-weight-asian="bold" style:font-weight-complex="bold"/>
    </style:style>
    <style:style style:name="P32" style:family="paragraph" style:parent-style-name="Standard">
      <style:paragraph-properties fo:margin-top="0.101cm" fo:margin-bottom="0.101cm" style:contextual-spacing="false" fo:text-align="justify" style:justify-single-word="false"/>
      <style:text-properties fo:color="#000000" loext:opacity="100%" style:font-name="Liberation Serif" fo:font-size="12pt" fo:font-weight="normal" officeooo:rsid="00113926" officeooo:paragraph-rsid="0017b7e3" style:font-size-asian="12pt" style:font-weight-asian="normal" style:font-size-complex="12pt" style:font-weight-complex="normal"/>
    </style:style>
    <style:style style:name="P33" style:family="paragraph" style:parent-style-name="Standard">
      <style:paragraph-properties fo:margin-top="0.101cm" fo:margin-bottom="0.101cm" style:contextual-spacing="false" fo:text-align="justify" style:justify-single-word="false"/>
      <style:text-properties fo:font-weight="normal" officeooo:rsid="00113926" officeooo:paragraph-rsid="0017b7e3" style:font-weight-asian="normal" style:font-weight-complex="normal"/>
    </style:style>
    <style:style style:name="P34" style:family="paragraph" style:parent-style-name="Standard">
      <style:paragraph-properties fo:margin-top="0.101cm" fo:margin-bottom="0.101cm" style:contextual-spacing="false" fo:text-align="justify" style:justify-single-word="false"/>
      <style:text-properties fo:font-weight="normal" officeooo:rsid="001b1d66" officeooo:paragraph-rsid="001b1d66" style:font-weight-asian="normal" style:font-weight-complex="normal"/>
    </style:style>
    <style:style style:name="P35" style:family="paragraph" style:parent-style-name="Text_20_body">
      <style:paragraph-properties fo:margin-left="0cm" fo:margin-right="0cm" fo:margin-top="0.265cm" fo:margin-bottom="0.529cm" style:contextual-spacing="false" fo:text-align="justify" style:justify-single-word="false" fo:orphans="2" fo:widows="2" fo:text-indent="0cm" style:auto-text-indent="false"/>
      <style:text-properties fo:color="#000000" loext:opacity="100%" style:font-name="Liberation Serif" fo:font-size="12pt" officeooo:paragraph-rsid="004e6f17" fo:background-color="transparent" style:font-size-asian="12pt" style:font-size-complex="12pt"/>
    </style:style>
    <style:style style:name="P36" style:family="paragraph" style:parent-style-name="Text_20_body">
      <style:paragraph-properties fo:margin-left="0cm" fo:margin-right="0cm" fo:margin-top="0.265cm" fo:margin-bottom="0.529cm" style:contextual-spacing="false" fo:text-align="justify" style:justify-single-word="false" fo:orphans="2" fo:widows="2" fo:text-indent="0cm" style:auto-text-indent="false"/>
      <style:text-properties fo:color="#000000" loext:opacity="100%" style:font-name="Liberation Serif" fo:font-size="12pt" fo:background-color="transparent" style:font-size-asian="12pt" style:font-size-complex="12pt"/>
    </style:style>
    <style:style style:name="P37" style:family="paragraph" style:parent-style-name="Text_20_body">
      <style:paragraph-properties fo:margin-left="0cm" fo:margin-right="0cm" fo:margin-top="0.265cm" fo:margin-bottom="0.529cm" style:contextual-spacing="false" fo:text-align="justify" style:justify-single-word="false" fo:orphans="2" fo:widows="2" fo:text-indent="0cm" style:auto-text-indent="false"/>
      <style:text-properties fo:color="#000000" loext:opacity="100%" style:font-name="Liberation Serif" fo:font-size="12pt" fo:font-weight="bold" officeooo:paragraph-rsid="00316c81" fo:background-color="transparent" style:font-size-asian="12pt" style:font-size-complex="12pt"/>
    </style:style>
    <style:style style:name="P38" style:family="paragraph" style:parent-style-name="Text_20_body" style:list-style-name="L1">
      <style:paragraph-properties fo:margin-left="0cm" fo:margin-right="0cm" fo:margin-top="0cm" fo:margin-bottom="0.212cm" style:contextual-spacing="false" fo:text-align="justify" style:justify-single-word="false" fo:orphans="2" fo:widows="2" fo:text-indent="0cm" style:auto-text-indent="false" fo:padding="0cm" fo:border="none"/>
    </style:style>
    <style:style style:name="P39" style:family="paragraph" style:parent-style-name="Text_20_body" style:list-style-name="L1">
      <style:paragraph-properties fo:margin-left="0cm" fo:margin-right="0cm" fo:margin-top="0cm" fo:margin-bottom="0cm" style:contextual-spacing="false" fo:text-align="justify" style:justify-single-word="false" fo:orphans="2" fo:widows="2" fo:text-indent="0cm" style:auto-text-indent="false" fo:padding="0cm" fo:border="none"/>
    </style:style>
    <style:style style:name="P40" style:family="paragraph" style:parent-style-name="Text_20_body" style:list-style-name="L1">
      <style:paragraph-properties fo:margin-left="0cm" fo:margin-right="0cm" fo:margin-top="0cm" fo:margin-bottom="0.212cm" style:contextual-spacing="false" fo:text-align="justify" style:justify-single-word="false" fo:orphans="2" fo:widows="2" fo:text-indent="0cm" style:auto-text-indent="false" fo:padding="0cm" fo:border="none"/>
      <style:text-properties officeooo:paragraph-rsid="00280621"/>
    </style:style>
    <style:style style:name="T1" style:family="text">
      <style:text-properties fo:font-weight="bold" style:font-weight-asian="bold" style:font-weight-complex="bold"/>
    </style:style>
    <style:style style:name="T2" style:family="text">
      <style:text-properties fo:font-weight="bold" officeooo:rsid="0016f007" style:font-weight-asian="bold" style:font-weight-complex="bold"/>
    </style:style>
    <style:style style:name="T3" style:family="text">
      <style:text-properties fo:font-weight="bold" officeooo:rsid="0017b7e3" style:font-weight-asian="bold" style:font-weight-complex="bold"/>
    </style:style>
    <style:style style:name="T4" style:family="text">
      <style:text-properties fo:font-weight="bold" officeooo:rsid="00194545" style:font-weight-asian="bold" style:font-weight-complex="bold"/>
    </style:style>
    <style:style style:name="T5" style:family="text">
      <style:text-properties fo:font-weight="bold" officeooo:rsid="001b1d66" style:font-weight-asian="bold" style:font-weight-complex="bold"/>
    </style:style>
    <style:style style:name="T6" style:family="text">
      <style:text-properties fo:font-weight="bold" officeooo:rsid="001cd17c" style:font-weight-asian="bold" style:font-weight-complex="bold"/>
    </style:style>
    <style:style style:name="T7" style:family="text">
      <style:text-properties fo:font-weight="bold" officeooo:rsid="001e8009" style:font-weight-asian="bold" style:font-weight-complex="bold"/>
    </style:style>
    <style:style style:name="T8" style:family="text">
      <style:text-properties fo:font-weight="bold" officeooo:rsid="001e86cd" style:font-weight-asian="bold" style:font-weight-complex="bold"/>
    </style:style>
    <style:style style:name="T9" style:family="text">
      <style:text-properties fo:font-weight="bold" officeooo:rsid="00113926" style:font-weight-asian="bold" style:font-weight-complex="bold"/>
    </style:style>
    <style:style style:name="T10" style:family="text">
      <style:text-properties fo:font-weight="bold" officeooo:rsid="0035fd24" style:font-weight-asian="bold" style:font-weight-complex="bold"/>
    </style:style>
    <style:style style:name="T11" style:family="text">
      <style:text-properties fo:font-weight="bold" officeooo:rsid="003934eb" style:font-weight-asian="bold" style:font-weight-complex="bold"/>
    </style:style>
    <style:style style:name="T12" style:family="text">
      <style:text-properties fo:font-weight="bold" officeooo:rsid="003a7756" style:font-weight-asian="bold" style:font-weight-complex="bold"/>
    </style:style>
    <style:style style:name="T13" style:family="text">
      <style:text-properties fo:font-weight="bold" officeooo:rsid="003b55ee" style:font-weight-asian="bold" style:font-weight-complex="bold"/>
    </style:style>
    <style:style style:name="T14" style:family="text">
      <style:text-properties fo:font-weight="bold" officeooo:rsid="003bea11" style:font-weight-asian="bold" style:font-weight-complex="bold"/>
    </style:style>
    <style:style style:name="T15" style:family="text">
      <style:text-properties fo:font-weight="bold" officeooo:rsid="003ce2bf" style:font-weight-asian="bold" style:font-weight-complex="bold"/>
    </style:style>
    <style:style style:name="T16" style:family="text">
      <style:text-properties officeooo:rsid="00132b6c"/>
    </style:style>
    <style:style style:name="T17" style:family="text">
      <style:text-properties officeooo:rsid="0016f007"/>
    </style:style>
    <style:style style:name="T18" style:family="text">
      <style:text-properties officeooo:rsid="001c4221"/>
    </style:style>
    <style:style style:name="T19" style:family="text">
      <style:text-properties officeooo:rsid="001e86cd"/>
    </style:style>
    <style:style style:name="T20" style:family="text">
      <style:text-properties fo:font-variant="normal" fo:text-transform="none" fo:font-size="12pt" fo:letter-spacing="normal" fo:font-style="normal"/>
    </style:style>
    <style:style style:name="T21" style:family="text">
      <style:text-properties fo:font-variant="normal" fo:text-transform="none" fo:font-size="12pt" fo:letter-spacing="normal" fo:font-style="normal" officeooo:rsid="0021d673"/>
    </style:style>
    <style:style style:name="T22" style:family="text">
      <style:text-properties fo:font-variant="normal" fo:text-transform="none" fo:letter-spacing="normal" fo:font-style="normal"/>
    </style:style>
    <style:style style:name="T23" style:family="text">
      <style:text-properties fo:font-variant="normal" fo:text-transform="none" fo:letter-spacing="normal" fo:font-style="normal" fo:font-weight="normal"/>
    </style:style>
    <style:style style:name="T24" style:family="text">
      <style:text-properties fo:font-variant="normal" fo:text-transform="none" fo:letter-spacing="normal" fo:font-style="normal" fo:font-weight="normal" officeooo:rsid="003161fc"/>
    </style:style>
    <style:style style:name="T25" style:family="text">
      <style:text-properties fo:font-variant="normal" fo:text-transform="none" fo:letter-spacing="normal" fo:font-style="normal" officeooo:rsid="003161fc" style:font-weight-asian="bold" style:font-weight-complex="bold"/>
    </style:style>
    <style:style style:name="T26" style:family="text">
      <style:text-properties fo:font-variant="normal" fo:text-transform="none" fo:letter-spacing="normal" fo:font-style="normal" officeooo:rsid="00316c81" style:font-weight-asian="bold" style:font-weight-complex="bold"/>
    </style:style>
    <style:style style:name="T27" style:family="text">
      <style:text-properties fo:font-variant="normal" fo:text-transform="none" fo:letter-spacing="normal" fo:font-style="normal" officeooo:rsid="00555a24"/>
    </style:style>
    <style:style style:name="T28" style:family="text">
      <style:text-properties fo:font-variant="normal" fo:text-transform="none" fo:color="#000000" loext:opacity="100%" style:font-name="Liberation Serif" fo:font-size="12pt" fo:letter-spacing="normal" fo:font-style="normal" fo:font-weight="bold" fo:background-color="transparent" loext:char-shading-value="0" style:font-size-asian="12pt" style:font-size-complex="12pt" loext:padding="0cm" loext:border="none"/>
    </style:style>
    <style:style style:name="T29" style:family="text">
      <style:text-properties fo:font-variant="normal" fo:text-transform="none" fo:color="#000000" loext:opacity="100%" style:font-name="Liberation Serif" fo:font-size="12pt" fo:letter-spacing="normal" fo:font-style="normal" fo:font-weight="bold" officeooo:rsid="00280621" fo:background-color="transparent" loext:char-shading-value="0" style:font-size-asian="12pt" style:font-size-complex="12pt" loext:padding="0cm" loext:border="none"/>
    </style:style>
    <style:style style:name="T30" style:family="text">
      <style:text-properties fo:font-variant="normal" fo:text-transform="none" fo:color="#000000" loext:opacity="100%" style:font-name="Liberation Serif" fo:font-size="12pt" fo:letter-spacing="normal" fo:font-style="normal" fo:font-weight="normal" fo:background-color="transparent" loext:char-shading-value="0" style:font-size-asian="12pt" style:font-size-complex="12pt" loext:padding="0cm" loext:border="none"/>
    </style:style>
    <style:style style:name="T31" style:family="text">
      <style:text-properties fo:font-variant="normal" fo:text-transform="none" fo:color="#eef0ff" loext:opacity="100%" style:font-name="Google Sans" fo:font-size="13.5pt" fo:letter-spacing="normal" fo:font-style="normal"/>
    </style:style>
    <style:style style:name="T32" style:family="text">
      <style:text-properties fo:font-variant="normal" fo:text-transform="none" fo:color="#eef0ff" loext:opacity="100%" fo:font-size="13.5pt" fo:letter-spacing="normal" fo:font-style="normal"/>
    </style:style>
    <style:style style:name="T33" style:family="text">
      <style:text-properties fo:font-variant="normal" fo:text-transform="none" fo:color="#eef0ff" loext:opacity="100%" fo:letter-spacing="normal" fo:font-style="normal"/>
    </style:style>
    <style:style style:name="T34" style:family="text">
      <style:text-properties officeooo:rsid="0047c4d1"/>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BP CAP</text:p>
      <text:p text:style-name="P1"/>
      <text:p text:style-name="P20">Contains:</text:p>
      <text:p text:style-name="P3">Fennel (Foeniculum vulgare)</text:p>
      <text:p text:style-name="P4">Resveratrol</text:p>
      <text:p text:style-name="P4">Ashwagandha (Withania somnifera)</text:p>
      <text:p text:style-name="P4">Hawthorn Extract</text:p>
      <text:p text:style-name="P5">Nattonkinase</text:p>
      <text:p text:style-name="P5">Grape Seed Extract</text:p>
      <text:p text:style-name="P5">Shatavari (Asparagus racemosus)</text:p>
      <text:p text:style-name="P5">Licorice (Glycyrrhiza glabra)</text:p>
      <text:p text:style-name="P5">Amla (Emblica officinalis)</text:p>
      <text:p text:style-name="P5">Ginger (Zingiber officnale)</text:p>
      <text:p text:style-name="P5">Garlic Extract </text:p>
      <text:p text:style-name="P5">Omega 3-6-9</text:p>
      <text:p text:style-name="P6">Vitamin C, E, D3, B1, B2, B3 (Niacinamide), B6, B12</text:p>
      <text:p text:style-name="P6">Co-Q10</text:p>
      <text:p text:style-name="P7">Magnessium</text:p>
      <text:p text:style-name="P7">Potassium</text:p>
      <text:p text:style-name="P7">Selenium</text:p>
      <text:p text:style-name="P7">L-Arginine</text:p>
      <text:p text:style-name="P1"/>
      <text:p text:style-name="P1">2. CARDIO CAP</text:p>
      <text:p text:style-name="P2">Introduction:</text:p>
      <text:p text:style-name="P8">Hypertension is a condition in which the force of the blood against the artery walls is too high.</text:p>
      <text:p text:style-name="P9">Usually hypertension is defined as blood pressure above 140/90, and is considered severe if the pressure is above 180/120.</text:p>
      <text:p text:style-name="P9">High blood pressure often has no symptoms. Over time, if untreated, it can cause health conditions, such as heart disease and stroke.</text:p>
      <text:p text:style-name="P8">Eating a healthier diet with less salt, exercising regularly and taking medication can help lower blood pressure.</text:p>
      <text:p text:style-name="P8">There are 2 major types of hypertension; Primary and Secondary hypertension.</text:p>
      <text:p text:style-name="P10"><text:span text:style-name="T1">Primary, or essential</text:span> high blood pressure is the most common type of high blood pressure. For most people who get this kind of blood pressure, it develops over time as you get older.</text:p>
      <text:p text:style-name="P10"><text:span text:style-name="T1">Secondary</text:span> high blood pressure is caused by another medical condition or use of certain medicines. It usually gets better after you treat that condition or stop taking the medicines that are causing it.</text:p>
      <text:p text:style-name="P10"><text:span text:style-name="T1">Preeclampsia</text:span> is a pregnancy complication characterized by high blood pressure and signs of damage to another organ system, most often the liver and kidneys. Preeclampsia usually begins <text:span text:style-name="T1">after 20 weeks</text:span> of pregnancy in women whose blood pressure had been normal.</text:p>
      <text:p text:style-name="P10"><text:soft-page-break/></text:p>
      <text:p text:style-name="P11"><text:span text:style-name="T1">The Drug: Cardio Cap</text:span> <text:span text:style-name="T16">c</text:span>ontains: </text:p>
      <text:p text:style-name="P14"><text:span text:style-name="T1">Omega 3 fatty acids, </text:span><text:span text:style-name="T10">Refined </text:span><text:span text:style-name="T1">Borage oil, Moringa oil, </text:span><text:span text:style-name="T10">Grape Seed Extract, Garlic Extract, Natural Mixed Carotenoids, </text:span><text:span text:style-name="T1">L-carnitine, </text:span><text:span text:style-name="T10">Lecithin, </text:span><text:span text:style-name="T1">Co-Q10, vitamins and minerals</text:span>.</text:p>
      <text:p text:style-name="P13"><text:span text:style-name="T11">a. </text:span><text:span text:style-name="T1">Omega-3 fatty acids: </text:span></text:p>
      <text:p text:style-name="P23">Mechanism of action:</text:p>
      <text:p text:style-name="P19">It works by <text:span text:style-name="T34">modifying</text:span> inflammation through their ability to infuence the production of inflammatory mediators, like prostanglandins. By competing with the body’s own omega-6 fatty acids, ultimately leading to a decrease in inflammatory responses within the body.</text:p>
      <text:p text:style-name="P28">Benefits:</text:p>
      <text:p text:style-name="P29">Anti-inflammatory:</text:p>
      <text:p text:style-name="P30">The primary benefit of omega-3 fatty acids is their ability to reduce inflammation, potentially playing a role in managing conditions like arthritis, cardiovascular disease, and inflammatory bowel disease.</text:p>
      <text:p text:style-name="P31"><text:span text:style-name="T21">L</text:span><text:span text:style-name="T20">owering </text:span><text:span text:style-name="T21">T</text:span><text:span text:style-name="T20">riglycerides:</text:span></text:p>
      <text:p text:style-name="P30">Omega-3s can lower triglyceride levels by suppressing lipogenesis (fat synthesis) in the liver and increasing the breakdown of triglycerides through beta-oxidation, potentially by influencing gene expression related to lipid metabolism.</text:p>
      <text:p text:style-name="P13"><text:span text:style-name="T19">It</text:span><text:span text:style-name="T8"> </text:span><text:span text:style-name="T18">contritube to normal heart function. </text:span><text:span text:style-name="T17">It</text:span><text:span text:style-name="T2"> </text:span>has been associated with lowering triglycerides, blood pressure, inflammation, along with reducing the risk of heart disease and stroke</text:p>
      <text:p text:style-name="P11"/>
      <text:p text:style-name="P21"><text:span text:style-name="T12">b. </text:span><text:span text:style-name="T4">Refined </text:span><text:span text:style-name="T9">Borage oil:</text:span></text:p>
      <text:p text:style-name="P22"><text:span text:style-name="T9">M</text:span><text:span text:style-name="T1">echanism of action:</text:span></text:p>
      <text:list xml:id="list615750337" text:style-name="L1">
        <text:list-header>
          <text:p text:style-name="P38"><text:span text:style-name="Strong_20_Emphasis"><text:span text:style-name="T28">Increases prostaglandin E: </text:span></text:span><text:span text:style-name="T30">increases prostaglandin E levels, which can help with inflammation.</text:span></text:p>
          <text:p text:style-name="P40"><text:span text:style-name="Strong_20_Emphasis"><text:span text:style-name="T28">Reduces </text:span></text:span><text:span text:style-name="Strong_20_Emphasis"><text:span text:style-name="T29">Tumor Necrosis Factor-α (</text:span></text:span><text:span text:style-name="Strong_20_Emphasis"><text:span text:style-name="T28">TNF-α</text:span></text:span><text:span text:style-name="Strong_20_Emphasis"><text:span text:style-name="T29">): </text:span></text:span><text:span text:style-name="T30">can reduce TNF-α levels, which can help with inflammation and rheumatoid arthritis.</text:span></text:p>
          <text:p text:style-name="P38"><text:span text:style-name="Strong_20_Emphasis"><text:span text:style-name="T28">Suppresses proinflammatory prostaglandins: </text:span></text:span><text:span text:style-name="T30">can metabolize to substances that suppress the production of proinflammatory prostaglandins.</text:span></text:p>
          <text:p text:style-name="P38"><text:span text:style-name="Strong_20_Emphasis"><text:span text:style-name="T28">Reduces oxidative stress: </text:span></text:span><text:span text:style-name="T30">can enhance the body's natural antioxidant mechanisms, such as increasing glutathione levels and reducing lipid peroxidation.</text:span></text:p>
          <text:p text:style-name="P38"><text:span text:style-name="Strong_20_Emphasis"><text:span text:style-name="T28">Improves skin barrier function: </text:span></text:span><text:span text:style-name="T30">can improve symptoms of atopic dermatitis, such as erythema and itch, by reducing transepidermal water loss.</text:span></text:p>
          <text:p text:style-name="P39"><text:span text:style-name="Strong_20_Emphasis"><text:span text:style-name="T28">Decelerates cardiac remodeling: </text:span></text:span><text:span text:style-name="T30">decelerate cardiac remodeling after myocardial infarction (MI) and thus prevent cardiac failure. Myocardial infarction (MI), colloquially known as "heart attack," is caused by decreased or complete cessation of blood flow to a portion of the myocardium.</text:span></text:p>
        </text:list-header>
      </text:list>
      <text:p text:style-name="P35"><text:span text:style-name="T23">Borage oil is also known as starflower oil. It is rich in gamma-linolenic acid (GLA), </text:span><text:span text:style-name="T24">use for eczema, asthma, arthritis, high blood pressure, nerver pain related to diabetes, and many other conditions.</text:span></text:p>
      <text:p text:style-name="P35"><text:span text:style-name="T24">Borage oil has a high linolenic acid content. Linoleic acid is a type of fatty acid that your body converts to prostaglandin E1 (PGE1), and is also found in other seeds and nuts, as well as vegetable oils.</text:span></text:p>
      <text:p text:style-name="P36"><text:soft-page-break/><text:span text:style-name="T24">This substance acts like a hormone in your body, helping reduce inflammation tied to skin diseases and cardiovascular issues.</text:span></text:p>
      <text:p text:style-name="P37"><text:span text:style-name="T25">P</text:span><text:span text:style-name="T26">recautions: </text:span><text:span text:style-name="T23">Borage oil is contraindicated in pregnancy due to teratogenic and labor-induced effect.</text:span></text:p>
      <text:p text:style-name="P12"><text:span text:style-name="T13">c. </text:span><text:span text:style-name="T1">Moringa oil: </text:span>The powerful antioxidants found in Moringa oil helps prevent cardiac damage and has also been shown to maintain a healthy heart.</text:p>
      <text:p text:style-name="P32"><text:span text:style-name="T27">It </text:span><text:span text:style-name="T22">is used for its potential health benefits including anti-inflammatory, antioxidant, antimicrobial, and wound-healing properties, primarily applied topically to the skin and sometimes consumed orally; its mechanism of action involves a combination of bioactive compounds like flavonoids, polyphenols, and isothiocyanates which work through various pathways including </text:span></text:p>
      <text:p text:style-name="P24"/>
      <text:p text:style-name="P12"><text:span text:style-name="T14">d. </text:span><text:span text:style-name="T1">L-</text:span><text:span text:style-name="T6">C</text:span><text:span text:style-name="T1">arnitine </text:span><text:span text:style-name="T6">F</text:span><text:span text:style-name="T5">umarate</text:span><text:span text:style-name="T1">: </text:span>supplementation has been shown to help reduce waist circumference and systolic blood pressure among people suffering from a range of health conditions such as diabetes and hypertension.</text:p>
      <text:p text:style-name="P12"/>
      <text:p text:style-name="P12"><text:span text:style-name="T14">e. </text:span><text:span text:style-name="T7">Coenzyme Q10, </text:span><text:span text:style-name="T1">Co-Q10: </text:span>has the potential in hypertensive patients to lower systolic blood pressure by up to 17 mm Hg and diastolic pressure by up to 10 mm Hg without significant side effects. CoQ10 appears effective as a hypotensive agent either on its own or in combination with conventional anti-hypertensive medication.</text:p>
      <text:p text:style-name="P16"><text:span text:style-name="T14"/></text:p>
      <text:p text:style-name="P16"><text:span text:style-name="T14">f. </text:span><text:span text:style-name="T1">Grape Seed Extract:</text:span></text:p>
      <text:p text:style-name="P25"/>
      <text:p text:style-name="P17"><text:span text:style-name="T14">g. </text:span><text:span text:style-name="T1">Lecithin:</text:span></text:p>
      <text:p text:style-name="P26"/>
      <text:p text:style-name="P18"><text:span text:style-name="T14">h. </text:span><text:span text:style-name="T1">Natural Mixed Carotenoids:</text:span></text:p>
      <text:p text:style-name="P25"/>
      <text:p text:style-name="P16"><text:span text:style-name="T15">i. </text:span><text:span text:style-name="T1">Garlic Extract: </text:span>supports normal circulation</text:p>
      <text:p text:style-name="P27"/>
      <text:p text:style-name="P15"><text:span text:style-name="T15">j. </text:span><text:span text:style-name="T3">V</text:span><text:span text:style-name="T1">itamins </text:span><text:span text:style-name="T15">and </text:span><text:span text:style-name="T3">M</text:span><text:span text:style-name="T1">inerals: <text:s/></text:span></text:p>
      <text:p text:style-name="P16">Vitamin B1: contritube to the normal function of the heart.</text:p>
      <text:p text:style-name="P16">Vitamins B6, B12 and Folic Acid help maintain normal homocysteine metabolism</text:p>
      <text:p text:style-name="P16">Vitamins E, C &amp; Selenium contribute to the protection of cells from oxidative stress.</text:p>
      <text:p text:style-name="P24"/>
      <text:p text:style-name="P24"/>
      <text:p text:style-name="P1"/>
      <text:p text:style-name="P1"/>
      <text:p text:style-name="P1">3. CO-Q10 AND CO-Q10 FORTE</text:p>
      <text:p text:style-name="P1"/>
      <text:p text:style-name="P1"><text:soft-page-break/></text:p>
      <text:p text:style-name="P1"/>
      <text:p text:style-name="P1"/>
      <text:p text:style-name="P1"/>
      <text:p text:style-name="P1">4. EYEMAX AND EYEMAX FORTE</text:p>
      <text:p text:style-name="P1"/>
      <text:p text:style-name="P1"/>
      <text:p text:style-name="P1"/>
      <text:p text:style-name="P1"/>
      <text:p text:style-name="P1"/>
      <text:p text:style-name="P1">5. FIBRONIL</text:p>
      <text:p text:style-name="P1"/>
      <text:p text:style-name="P1"/>
      <text:p text:style-name="P1"/>
      <text:p text:style-name="P1"/>
      <text:p text:style-name="P1"/>
      <text:p text:style-name="P1">6. FRATONEBETIC</text:p>
      <text:p text:style-name="P1"/>
      <text:p text:style-name="P1"/>
      <text:p text:style-name="P1"/>
      <text:p text:style-name="P1"/>
      <text:p text:style-name="P1"/>
      <text:p text:style-name="P1">7. LIPIDMAX</text:p>
      <text:p text:style-name="P1"/>
      <text:p text:style-name="P1"/>
      <text:p text:style-name="P1"/>
      <text:p text:style-name="P1"/>
      <text:p text:style-name="P1"/>
      <text:p text:style-name="P1">8. NERVERON</text:p>
      <text:p text:style-name="P1"/>
      <text:p text:style-name="P1"/>
      <text:p text:style-name="P1"/>
      <text:p text:style-name="P1"/>
      <text:p text:style-name="P1">9. PROSTAX</text:p>
      <text:p text:style-name="P1"/>
      <text:p text:style-name="P1"/>
      <text:p text:style-name="P1"/>
      <text:p text:style-name="P1"><text:soft-page-break/></text:p>
      <text:p text:style-name="P1">10. RENOAI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4T03:32:04.863775035</meta:creation-date>
    <dc:date>2025-02-24T20:12:18.682995376</dc:date>
    <meta:editing-duration>PT1H55M56S</meta:editing-duration>
    <meta:editing-cycles>72</meta:editing-cycles>
    <meta:generator>LibreOffice/7.3.7.2$Linux_X86_64 LibreOffice_project/30$Build-2</meta:generator>
    <meta:document-statistic meta:table-count="0" meta:image-count="0" meta:object-count="0" meta:page-count="5" meta:paragraph-count="73" meta:word-count="870" meta:character-count="5884" meta:non-whitespace-character-count="5087"/>
  </office:meta>
</office:document-meta>
</file>